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4pt" officeooo:rsid="0005b44f" officeooo:paragraph-rsid="0005b44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4pt" officeooo:rsid="0005b44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size="14pt" officeooo:rsid="0005b44f" officeooo:paragraph-rsid="0005b44f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05b44f" officeooo:paragraph-rsid="0081f25f" style:font-size-asian="14pt" style:font-size-complex="14pt"/>
    </style:style>
    <style:style style:name="P5" style:family="paragraph" style:parent-style-name="Standard">
      <style:text-properties style:font-name="Liberation Serif1" fo:font-size="14pt" officeooo:rsid="0005b44f" officeooo:paragraph-rsid="008378b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4pt" officeooo:rsid="00152cdb" officeooo:paragraph-rsid="00152cdb" style:font-size-asian="14pt" style:font-size-complex="14pt"/>
    </style:style>
    <style:style style:name="P7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8" style:family="paragraph" style:parent-style-name="Standard">
      <style:text-properties style:font-name="Liberation Serif1" fo:font-size="14pt" officeooo:rsid="0038a928" officeooo:paragraph-rsid="0038a928" style:font-size-asian="14pt" style:font-size-complex="14pt"/>
    </style:style>
    <style:style style:name="P9" style:family="paragraph" style:parent-style-name="Standard">
      <style:text-properties style:font-name="Liberation Serif1" fo:font-size="14pt" officeooo:rsid="0038a928" officeooo:paragraph-rsid="00686f2a" style:font-size-asian="14pt" style:font-size-complex="14pt"/>
    </style:style>
    <style:style style:name="P10" style:family="paragraph" style:parent-style-name="Standard">
      <style:text-properties style:font-name="Liberation Serif1" fo:font-size="14pt" officeooo:rsid="0038a928" officeooo:paragraph-rsid="007bc84e" style:font-size-asian="14pt" style:font-size-complex="14pt"/>
    </style:style>
    <style:style style:name="P11" style:family="paragraph" style:parent-style-name="Standard">
      <style:text-properties style:font-name="Liberation Serif1" fo:font-size="14pt" officeooo:rsid="0038a928" officeooo:paragraph-rsid="00f8b0ea" style:font-size-asian="14pt" style:font-size-complex="14pt"/>
    </style:style>
    <style:style style:name="P12" style:family="paragraph" style:parent-style-name="Standard">
      <style:text-properties style:font-name="Liberation Serif1" fo:font-size="14pt" officeooo:rsid="0038a928" officeooo:paragraph-rsid="010d3e37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4pt" officeooo:rsid="003a5406" officeooo:paragraph-rsid="003a5406" style:font-size-asian="14pt" style:font-size-complex="14pt"/>
    </style:style>
    <style:style style:name="P14" style:family="paragraph" style:parent-style-name="Standard">
      <style:text-properties style:font-name="Liberation Serif1" fo:font-size="14pt" officeooo:rsid="00433b8c" officeooo:paragraph-rsid="00433b8c" style:font-size-asian="14pt" style:font-size-complex="14pt"/>
    </style:style>
    <style:style style:name="P15" style:family="paragraph" style:parent-style-name="Standard">
      <style:text-properties style:font-name="Liberation Serif1" fo:font-size="14pt" officeooo:rsid="0066ee84" officeooo:paragraph-rsid="0066ee84" style:font-size-asian="14pt" style:font-size-complex="14pt"/>
    </style:style>
    <style:style style:name="P16" style:family="paragraph" style:parent-style-name="Standard">
      <style:text-properties style:font-name="Liberation Serif1" fo:font-size="14pt" officeooo:rsid="007e85b9" officeooo:paragraph-rsid="007e85b9" style:font-size-asian="14pt" style:font-size-complex="14pt"/>
    </style:style>
    <style:style style:name="P17" style:family="paragraph" style:parent-style-name="Standard">
      <style:text-properties style:font-name="Liberation Serif1" fo:font-size="14pt" officeooo:rsid="0080412f" officeooo:paragraph-rsid="0081a97f" style:font-size-asian="14pt" style:font-size-complex="14pt"/>
    </style:style>
    <style:style style:name="P18" style:family="paragraph" style:parent-style-name="Standard">
      <style:text-properties style:font-name="Liberation Serif1" fo:font-size="14pt" officeooo:rsid="0081a97f" officeooo:paragraph-rsid="0081a97f" style:font-size-asian="14pt" style:font-size-complex="14pt"/>
    </style:style>
    <style:style style:name="P19" style:family="paragraph" style:parent-style-name="Standard">
      <style:text-properties style:font-name="Liberation Serif1" fo:font-size="14pt" officeooo:rsid="0097e115" officeooo:paragraph-rsid="00996008" style:font-size-asian="14pt" style:font-size-complex="14pt"/>
    </style:style>
    <style:style style:name="P20" style:family="paragraph" style:parent-style-name="Standard">
      <style:text-properties style:font-name="Liberation Serif1" fo:font-size="14pt" officeooo:rsid="00996008" officeooo:paragraph-rsid="00996008" style:font-size-asian="14pt" style:font-size-complex="14pt"/>
    </style:style>
    <style:style style:name="P21" style:family="paragraph" style:parent-style-name="Standard">
      <style:text-properties style:font-name="Liberation Serif1" fo:font-size="14pt" style:text-underline-style="none" officeooo:rsid="0005b44f" officeooo:paragraph-rsid="0008ce61" style:font-size-asian="14pt" style:font-size-complex="14pt"/>
    </style:style>
    <style:style style:name="P22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23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f3a03c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1" fo:font-size="14pt" fo:font-weight="bold" officeooo:rsid="0038a928" officeooo:paragraph-rsid="0038a928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1" fo:font-size="14pt" fo:font-weight="bold" officeooo:rsid="00152cdb" officeooo:paragraph-rsid="00152cd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a5406" officeooo:paragraph-rsid="003a540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a5406" officeooo:paragraph-rsid="00152cdb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Liberation Serif1" fo:font-size="14pt" fo:font-weight="bold" officeooo:rsid="00433b8c" officeooo:paragraph-rsid="00433b8c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erif1" fo:font-size="14pt" fo:font-weight="bold" officeooo:rsid="001cbe91" officeooo:paragraph-rsid="001ef97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ea32e3" officeooo:paragraph-rsid="00ea32e3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text-position="0% 100%" style:font-name="Liberation Serif1" fo:font-size="14pt" style:text-underline-style="none" officeooo:rsid="0005b44f" officeooo:paragraph-rsid="0005b44f" style:font-size-asian="14pt" style:font-size-complex="14pt"/>
    </style:style>
    <style:style style:name="P34" style:family="paragraph" style:parent-style-name="Standard">
      <style:text-properties style:text-position="0% 100%" style:font-name="Liberation Serif1" fo:font-size="14pt" style:text-underline-style="none" officeooo:rsid="0005b44f" officeooo:paragraph-rsid="00372ae5" style:font-size-asian="14pt" style:font-size-complex="14pt"/>
    </style:style>
    <style:style style:name="P35" style:family="paragraph" style:parent-style-name="Standard">
      <style:text-properties style:text-position="0% 100%" style:font-name="Liberation Serif1" fo:font-size="14pt" style:text-underline-style="none" officeooo:rsid="0005b44f" officeooo:paragraph-rsid="008378b5" style:font-size-asian="14pt" style:font-size-complex="14pt"/>
    </style:style>
    <style:style style:name="P36" style:family="paragraph" style:parent-style-name="Standard">
      <style:text-properties style:text-position="0% 100%" style:font-name="Liberation Serif1" fo:font-size="14pt" style:text-underline-style="none" officeooo:rsid="0005b44f" officeooo:paragraph-rsid="008e095d" style:font-size-asian="14pt" style:font-size-complex="14pt"/>
    </style:style>
    <style:style style:name="P37" style:family="paragraph" style:parent-style-name="Standard">
      <style:text-properties style:text-position="0% 100%" style:font-name="Liberation Serif1" fo:font-size="14pt" style:text-underline-style="none" officeooo:rsid="0005b44f" officeooo:paragraph-rsid="00bd6744" style:font-size-asian="14pt" style:font-size-complex="14pt"/>
    </style:style>
    <style:style style:name="P38" style:family="paragraph" style:parent-style-name="Standard">
      <style:text-properties style:text-position="0% 100%" style:font-name="Liberation Serif1" fo:font-size="14pt" style:text-underline-style="none" officeooo:rsid="0005b44f" officeooo:paragraph-rsid="00be6b20" style:font-size-asian="14pt" style:font-size-complex="14pt"/>
    </style:style>
    <style:style style:name="P39" style:family="paragraph" style:parent-style-name="Standard">
      <style:text-properties style:text-position="0% 100%" style:font-name="Liberation Serif1" fo:font-size="14pt" style:text-underline-style="none" officeooo:rsid="0005b44f" officeooo:paragraph-rsid="00c647ea" style:font-size-asian="14pt" style:font-size-complex="14pt"/>
    </style:style>
    <style:style style:name="P40" style:family="paragraph" style:parent-style-name="Standard">
      <style:text-properties style:text-position="0% 100%" style:font-name="Liberation Serif1" fo:font-size="14pt" style:text-underline-style="none" officeooo:rsid="0005b44f" officeooo:paragraph-rsid="00cb0878" style:font-size-asian="14pt" style:font-size-complex="14pt"/>
    </style:style>
    <style:style style:name="P41" style:family="paragraph" style:parent-style-name="Standard">
      <style:text-properties style:text-position="0% 100%" style:font-name="Liberation Serif1" fo:font-size="14pt" style:text-underline-style="none" officeooo:rsid="0005b44f" officeooo:paragraph-rsid="00d5f680" style:font-size-asian="14pt" style:font-size-complex="14pt"/>
    </style:style>
    <style:style style:name="P42" style:family="paragraph" style:parent-style-name="Standard">
      <style:text-properties style:text-position="0% 100%" style:font-name="Liberation Serif1" fo:font-size="14pt" style:text-underline-style="none" officeooo:rsid="001cf72a" officeooo:paragraph-rsid="001cf72a" style:font-size-asian="14pt" style:font-size-complex="14pt"/>
    </style:style>
    <style:style style:name="P43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44" style:family="paragraph" style:parent-style-name="Standard">
      <style:text-properties style:text-position="0% 100%" style:font-name="Liberation Serif1" fo:font-size="14pt" style:text-underline-style="none" officeooo:rsid="000f77ec" officeooo:paragraph-rsid="00c647ea" style:font-size-asian="14pt" style:font-size-complex="14pt"/>
    </style:style>
    <style:style style:name="P45" style:family="paragraph" style:parent-style-name="Standard">
      <style:text-properties style:text-position="0% 100%" style:font-name="Liberation Serif1" fo:font-size="14pt" style:text-underline-style="none" officeooo:rsid="000f77ec" officeooo:paragraph-rsid="00edc9d5" style:font-size-asian="14pt" style:font-size-complex="14pt"/>
    </style:style>
    <style:style style:name="P46" style:family="paragraph" style:parent-style-name="Standard">
      <style:text-properties style:text-position="0% 100%" style:font-name="Liberation Serif1" fo:font-size="14pt" style:text-underline-style="none" officeooo:rsid="00bd6744" officeooo:paragraph-rsid="002b3487" style:font-size-asian="14pt" style:font-size-complex="14pt"/>
    </style:style>
    <style:style style:name="P47" style:family="paragraph" style:parent-style-name="Standard">
      <style:text-properties style:text-position="0% 100%" style:font-name="Liberation Serif1" fo:font-size="14pt" style:text-underline-style="none" officeooo:rsid="00bd6744" officeooo:paragraph-rsid="00c0d4ba" style:font-size-asian="14pt" style:font-size-complex="14pt"/>
    </style:style>
    <style:style style:name="P48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49" style:family="paragraph" style:parent-style-name="Standard">
      <style:text-properties style:text-position="0% 100%" style:font-name="Liberation Serif1" fo:font-size="14pt" style:text-underline-style="none" officeooo:rsid="00bd6744" officeooo:paragraph-rsid="0111336d" style:font-size-asian="14pt" style:font-size-complex="14pt"/>
    </style:style>
    <style:style style:name="P50" style:family="paragraph" style:parent-style-name="Standard">
      <style:text-properties style:text-position="0% 100%" style:font-name="Liberation Serif1" fo:font-size="14pt" style:text-underline-style="none" officeooo:rsid="00152cdb" officeooo:paragraph-rsid="00d5f680" style:font-size-asian="14pt" style:font-size-complex="14pt"/>
    </style:style>
    <style:style style:name="P51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0f3ca4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1094725" style:font-size-asian="14pt" style:font-weight-asian="bold" style:font-size-complex="14pt" style:font-weight-complex="bold"/>
    </style:style>
    <style:style style:name="P54" style:family="paragraph" style:parent-style-name="Standard">
      <style:text-properties style:text-position="0% 100%" style:font-name="Liberation Serif1" fo:font-size="14pt" officeooo:rsid="00e49080" officeooo:paragraph-rsid="00e49080" style:font-size-asian="14pt" style:font-size-complex="14pt"/>
    </style:style>
    <style:style style:name="P55" style:family="paragraph" style:parent-style-name="Standard">
      <style:text-properties style:text-position="0% 100%" fo:font-size="14pt" officeooo:rsid="0083bcc8" officeooo:paragraph-rsid="0087687a" style:font-size-asian="14pt" style:font-size-complex="14pt"/>
    </style:style>
    <style:style style:name="P56" style:family="paragraph" style:parent-style-name="Standard">
      <style:text-properties fo:font-size="14pt" officeooo:rsid="0005b44f" officeooo:paragraph-rsid="001ee5fe" style:font-size-asian="14pt" style:font-size-complex="14pt"/>
    </style:style>
    <style:style style:name="P57" style:family="paragraph" style:parent-style-name="Standard">
      <style:text-properties fo:font-size="14pt" officeooo:rsid="0005b44f" officeooo:paragraph-rsid="00324465" style:font-size-asian="14pt" style:font-size-complex="14pt"/>
    </style:style>
    <style:style style:name="P58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59" style:family="paragraph" style:parent-style-name="Standard">
      <style:text-properties fo:font-size="14pt" officeooo:rsid="0005b44f" officeooo:paragraph-rsid="008378b5" style:font-size-asian="14pt" style:font-size-complex="14pt"/>
    </style:style>
    <style:style style:name="P60" style:family="paragraph" style:parent-style-name="Standard">
      <style:text-properties fo:font-size="14pt" officeooo:rsid="0005b44f" officeooo:paragraph-rsid="008d56e7" style:font-size-asian="14pt" style:font-size-complex="14pt"/>
    </style:style>
    <style:style style:name="P61" style:family="paragraph" style:parent-style-name="Standard">
      <style:text-properties fo:font-size="14pt" officeooo:rsid="0005b44f" officeooo:paragraph-rsid="008e9560" style:font-size-asian="14pt" style:font-size-complex="14pt"/>
    </style:style>
    <style:style style:name="P62" style:family="paragraph" style:parent-style-name="Standard">
      <style:text-properties fo:font-size="14pt" officeooo:rsid="0005b44f" officeooo:paragraph-rsid="008ebca1" style:font-size-asian="14pt" style:font-size-complex="14pt"/>
    </style:style>
    <style:style style:name="P63" style:family="paragraph" style:parent-style-name="Standard">
      <style:text-properties fo:font-size="14pt" officeooo:rsid="0005b44f" officeooo:paragraph-rsid="0092e172" style:font-size-asian="14pt" style:font-size-complex="14pt"/>
    </style:style>
    <style:style style:name="P64" style:family="paragraph" style:parent-style-name="Standard">
      <style:text-properties fo:font-size="14pt" officeooo:rsid="0005b44f" officeooo:paragraph-rsid="009c6108" style:font-size-asian="14pt" style:font-size-complex="14pt"/>
    </style:style>
    <style:style style:name="P65" style:family="paragraph" style:parent-style-name="Standard">
      <style:text-properties fo:font-size="14pt" officeooo:rsid="0005b44f" officeooo:paragraph-rsid="00a00320" style:font-size-asian="14pt" style:font-size-complex="14pt"/>
    </style:style>
    <style:style style:name="P66" style:family="paragraph" style:parent-style-name="Standard">
      <style:text-properties fo:font-size="14pt" officeooo:rsid="0005b44f" officeooo:paragraph-rsid="00b01816" style:font-size-asian="14pt" style:font-size-complex="14pt"/>
    </style:style>
    <style:style style:name="P67" style:family="paragraph" style:parent-style-name="Standard">
      <style:text-properties fo:font-size="14pt" officeooo:rsid="0005b44f" officeooo:paragraph-rsid="00372ae5" style:font-size-asian="14pt" style:font-size-complex="14pt"/>
    </style:style>
    <style:style style:name="P68" style:family="paragraph" style:parent-style-name="Standard">
      <style:text-properties fo:font-size="14pt" officeooo:rsid="0005b44f" officeooo:paragraph-rsid="00be6b20" style:font-size-asian="14pt" style:font-size-complex="14pt"/>
    </style:style>
    <style:style style:name="P69" style:family="paragraph" style:parent-style-name="Standard">
      <style:text-properties fo:font-size="14pt" officeooo:rsid="0005b44f" officeooo:paragraph-rsid="00de0f11" style:font-size-asian="14pt" style:font-size-complex="14pt"/>
    </style:style>
    <style:style style:name="P70" style:family="paragraph" style:parent-style-name="Standard">
      <style:text-properties fo:font-size="14pt" officeooo:rsid="0005b44f" officeooo:paragraph-rsid="00edc9d5" style:font-size-asian="14pt" style:font-size-complex="14pt"/>
    </style:style>
    <style:style style:name="P71" style:family="paragraph" style:parent-style-name="Standard">
      <style:text-properties fo:font-size="14pt" officeooo:rsid="00152cdb" officeooo:paragraph-rsid="00171782" style:font-size-asian="14pt" style:font-size-complex="14pt"/>
    </style:style>
    <style:style style:name="P72" style:family="paragraph" style:parent-style-name="Standard">
      <style:text-properties fo:font-size="14pt" officeooo:rsid="00152cdb" officeooo:paragraph-rsid="001cf72a" style:font-size-asian="14pt" style:font-size-complex="14pt"/>
    </style:style>
    <style:style style:name="P73" style:family="paragraph" style:parent-style-name="Standard">
      <style:text-properties fo:font-size="14pt" officeooo:rsid="00152cdb" officeooo:paragraph-rsid="00e2b992" style:font-size-asian="14pt" style:font-size-complex="14pt"/>
    </style:style>
    <style:style style:name="P74" style:family="paragraph" style:parent-style-name="Standard">
      <style:text-properties fo:font-size="14pt" officeooo:rsid="0083bcc8" officeooo:paragraph-rsid="00844278" style:font-size-asian="14pt" style:font-size-complex="14pt"/>
    </style:style>
    <style:style style:name="P75" style:family="paragraph" style:parent-style-name="Standard">
      <style:text-properties fo:font-size="14pt" officeooo:rsid="0049cd2f" officeooo:paragraph-rsid="0049cd2f" style:font-size-asian="14pt" style:font-size-complex="14pt"/>
    </style:style>
    <style:style style:name="P76" style:family="paragraph" style:parent-style-name="Standard">
      <style:text-properties style:text-position="sub 58%" style:font-name="Liberation Serif1" fo:font-size="14pt" style:text-underline-style="none" officeooo:rsid="0097e115" officeooo:paragraph-rsid="0097e115" style:font-size-asian="14pt" style:font-size-complex="14pt"/>
    </style:style>
    <style:style style:name="P77" style:family="paragraph" style:parent-style-name="Standard">
      <style:text-properties style:text-position="sub 58%" style:font-name="Liberation Serif1" fo:font-size="14pt" style:text-underline-style="none" officeooo:rsid="0097e115" officeooo:paragraph-rsid="00996008" style:font-size-asian="14pt" style:font-size-complex="14pt"/>
    </style:style>
    <style:style style:name="P78" style:family="paragraph" style:parent-style-name="Standard">
      <style:text-properties style:text-position="sub 58%" style:font-name="Liberation Serif1" fo:font-size="14pt" style:text-underline-style="none" officeooo:rsid="0008ce61" officeooo:paragraph-rsid="008378b5" style:font-size-asian="14pt" style:font-size-complex="14pt"/>
    </style:style>
    <style:style style:name="P79" style:family="paragraph" style:parent-style-name="Standard">
      <style:text-properties style:text-position="0% 100%" style:font-name="Liberation Serif1" fo:font-size="14pt" style:text-underline-style="none" officeooo:rsid="00e49080" officeooo:paragraph-rsid="00e49080" style:font-size-asian="14pt" style:font-size-complex="14pt"/>
    </style:style>
    <style:style style:name="P80" style:family="paragraph" style:parent-style-name="Standard">
      <style:text-properties style:text-position="0% 100%" style:font-name="Liberation Serif1" fo:font-size="14pt" style:text-underline-style="none" officeooo:rsid="0083bcc8" officeooo:paragraph-rsid="00844278" style:font-size-asian="14pt" style:font-size-complex="14pt"/>
    </style:style>
    <style:style style:name="P81" style:family="paragraph" style:parent-style-name="Standard">
      <style:text-properties style:text-position="0% 100%" style:font-name="Liberation Serif1" fo:font-size="14pt" style:text-underline-style="none" officeooo:rsid="000f77ec" officeooo:paragraph-rsid="0049cd2f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83" style:family="paragraph" style:parent-style-name="Standard" style:list-style-name="L1">
      <style:text-properties style:font-name="Liberation Serif1" fo:font-size="14pt" officeooo:rsid="00433b8c" officeooo:paragraph-rsid="00433b8c" style:font-size-asian="14pt" style:font-size-complex="14pt"/>
    </style:style>
    <style:style style:name="P84" style:family="paragraph" style:parent-style-name="Standard" style:list-style-name="L1">
      <style:text-properties style:font-name="Liberation Serif1" fo:font-size="14pt" officeooo:rsid="00780e77" officeooo:paragraph-rsid="00780e77" style:font-size-asian="14pt" style:font-size-complex="14pt"/>
    </style:style>
    <style:style style:name="P85" style:family="paragraph" style:parent-style-name="Standard">
      <style:text-properties style:font-name="Liberation Serif1" fo:font-size="14pt" style:text-underline-style="none" officeooo:rsid="0081a97f" officeooo:paragraph-rsid="0081a97f" style:font-size-asian="14pt" style:font-size-complex="14pt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/>
      <style:paragraph-properties fo:text-align="center"/>
    </style:style>
    <style:style style:name="T1" style:family="text">
      <style:text-properties style:font-name="Liberation Serif1" style:text-underline-style="none"/>
    </style:style>
    <style:style style:name="T2" style:family="text">
      <style:text-properties style:font-name="Liberation Serif1" style:text-underline-style="none" officeooo:rsid="0005b44f"/>
    </style:style>
    <style:style style:name="T3" style:family="text">
      <style:text-properties style:font-name="Liberation Serif1" style:text-underline-style="none" officeooo:rsid="0008ce61"/>
    </style:style>
    <style:style style:name="T4" style:family="text">
      <style:text-properties style:font-name="Liberation Serif1" style:text-underline-style="none" officeooo:rsid="000f77ec"/>
    </style:style>
    <style:style style:name="T5" style:family="text">
      <style:text-properties style:font-name="Liberation Serif1" style:text-underline-style="none" officeooo:rsid="00753843"/>
    </style:style>
    <style:style style:name="T6" style:family="text">
      <style:text-properties style:font-name="Liberation Serif1" style:text-underline-style="none" officeooo:rsid="008261ed"/>
    </style:style>
    <style:style style:name="T7" style:family="text">
      <style:text-properties style:font-name="Liberation Serif1" style:text-underline-style="none" officeooo:rsid="008a8735"/>
    </style:style>
    <style:style style:name="T8" style:family="text">
      <style:text-properties style:font-name="Liberation Serif1" style:text-underline-style="none" officeooo:rsid="009aa63e"/>
    </style:style>
    <style:style style:name="T9" style:family="text">
      <style:text-properties style:font-name="Liberation Serif1" style:text-underline-style="none" officeooo:rsid="00aa7f15"/>
    </style:style>
    <style:style style:name="T10" style:family="text">
      <style:text-properties style:font-name="Liberation Serif1" style:text-underline-style="none" officeooo:rsid="00be6b20"/>
    </style:style>
    <style:style style:name="T11" style:family="text">
      <style:text-properties style:font-name="Liberation Serif1" fo:font-style="italic" style:text-underline-style="none" officeooo:rsid="00844278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text-underline-style="none"/>
    </style:style>
    <style:style style:name="T14" style:family="text">
      <style:text-properties style:text-position="sub 58%" style:font-name="Liberation Serif1" style:text-underline-style="none" officeooo:rsid="0008ce61"/>
    </style:style>
    <style:style style:name="T15" style:family="text">
      <style:text-properties style:text-position="sub 58%" style:font-name="Liberation Serif1" style:text-underline-style="none" officeooo:rsid="001cf72a"/>
    </style:style>
    <style:style style:name="T16" style:family="text">
      <style:text-properties style:text-position="sub 58%" style:font-name="Liberation Serif1" style:text-underline-style="none" officeooo:rsid="001ee5fe"/>
    </style:style>
    <style:style style:name="T17" style:family="text">
      <style:text-properties style:text-position="sub 58%" style:font-name="Liberation Serif1" style:text-underline-style="none" officeooo:rsid="002b3487"/>
    </style:style>
    <style:style style:name="T18" style:family="text">
      <style:text-properties style:text-position="sub 58%" style:font-name="Liberation Serif1" style:text-underline-style="none" officeooo:rsid="0060a787"/>
    </style:style>
    <style:style style:name="T19" style:family="text">
      <style:text-properties style:text-position="sub 58%" style:font-name="Liberation Serif1" style:text-underline-style="none" officeooo:rsid="00753843"/>
    </style:style>
    <style:style style:name="T20" style:family="text">
      <style:text-properties style:text-position="sub 58%" style:font-name="Liberation Serif1" style:text-underline-style="none" officeooo:rsid="008378b5"/>
    </style:style>
    <style:style style:name="T21" style:family="text">
      <style:text-properties style:text-position="sub 58%" style:font-name="Liberation Serif1" style:text-underline-style="none" officeooo:rsid="008a8735"/>
    </style:style>
    <style:style style:name="T22" style:family="text">
      <style:text-properties style:text-position="sub 58%" style:font-name="Liberation Serif1" style:text-underline-style="none" officeooo:rsid="008d56e7"/>
    </style:style>
    <style:style style:name="T23" style:family="text">
      <style:text-properties style:text-position="sub 58%" style:font-name="Liberation Serif1" style:text-underline-style="none" officeooo:rsid="008e095d"/>
    </style:style>
    <style:style style:name="T24" style:family="text">
      <style:text-properties style:text-position="sub 58%" style:font-name="Liberation Serif1" style:text-underline-style="none" officeooo:rsid="008e9560"/>
    </style:style>
    <style:style style:name="T25" style:family="text">
      <style:text-properties style:text-position="sub 58%" style:font-name="Liberation Serif1" style:text-underline-style="none" officeooo:rsid="00924254"/>
    </style:style>
    <style:style style:name="T26" style:family="text">
      <style:text-properties style:text-position="sub 58%" style:font-name="Liberation Serif1" style:text-underline-style="none" officeooo:rsid="009ee20d"/>
    </style:style>
    <style:style style:name="T27" style:family="text">
      <style:text-properties style:text-position="sub 58%" style:font-name="Liberation Serif1" style:text-underline-style="none" officeooo:rsid="00a00320"/>
    </style:style>
    <style:style style:name="T28" style:family="text">
      <style:text-properties style:text-position="sub 58%" style:font-name="Liberation Serif1" style:text-underline-style="none" officeooo:rsid="00aa7f15"/>
    </style:style>
    <style:style style:name="T29" style:family="text">
      <style:text-properties style:text-position="sub 58%" style:font-name="Liberation Serif1" style:text-underline-style="none" officeooo:rsid="002b3487" style:text-overline-style="none" style:text-overline-color="font-color"/>
    </style:style>
    <style:style style:name="T30" style:family="text">
      <style:text-properties style:text-position="sub 58%" style:font-name="Liberation Serif1" style:text-underline-style="none" officeooo:rsid="00e11a22" style:text-overline-style="none" style:text-overline-color="font-color"/>
    </style:style>
    <style:style style:name="T31" style:family="text">
      <style:text-properties style:text-position="sub 58%" style:font-name="Liberation Serif1" style:text-underline-style="none" officeooo:rsid="00b01816"/>
    </style:style>
    <style:style style:name="T32" style:family="text">
      <style:text-properties style:text-position="sub 58%" style:font-name="Liberation Serif1" style:text-underline-style="none" officeooo:rsid="00be6b20"/>
    </style:style>
    <style:style style:name="T33" style:family="text">
      <style:text-properties style:text-position="sub 58%" style:font-name="Liberation Serif1" style:text-underline-style="none" officeooo:rsid="00d78a23"/>
    </style:style>
    <style:style style:name="T34" style:family="text">
      <style:text-properties style:text-position="sub 58%" style:font-name="Liberation Serif1" style:text-underline-style="none" officeooo:rsid="00dc9c58"/>
    </style:style>
    <style:style style:name="T35" style:family="text">
      <style:text-properties style:text-position="sub 58%" style:font-name="Liberation Serif1" style:text-underline-style="none" officeooo:rsid="00de0f11"/>
    </style:style>
    <style:style style:name="T36" style:family="text">
      <style:text-properties style:text-position="sub 58%" style:font-name="Liberation Serif1" style:text-underline-style="none" officeooo:rsid="00de53a6"/>
    </style:style>
    <style:style style:name="T37" style:family="text">
      <style:text-properties style:text-position="sub 58%" style:font-name="Liberation Serif1" style:text-underline-style="none" officeooo:rsid="00e11a22"/>
    </style:style>
    <style:style style:name="T38" style:family="text">
      <style:text-properties style:text-position="sub 58%" style:font-name="Liberation Serif1" style:text-underline-style="none" officeooo:rsid="01023e6b"/>
    </style:style>
    <style:style style:name="T39" style:family="text">
      <style:text-properties style:text-position="sub 58%" style:font-name="Liberation Serif1" style:text-underline-style="none" officeooo:rsid="01023f50"/>
    </style:style>
    <style:style style:name="T40" style:family="text">
      <style:text-properties style:text-position="sub 58%" style:font-name="Liberation Serif1" style:text-underline-style="none" officeooo:rsid="0005b44f"/>
    </style:style>
    <style:style style:name="T41" style:family="text">
      <style:text-properties style:text-position="sub 58%" style:font-name="Liberation Serif1" fo:font-style="italic" style:text-underline-style="none" officeooo:rsid="00844278" style:font-style-asian="italic" style:font-style-complex="italic"/>
    </style:style>
    <style:style style:name="T42" style:family="text">
      <style:text-properties style:text-position="sub 58%" style:font-name="Liberation Serif1" fo:font-style="italic" style:text-underline-style="none" officeooo:rsid="00b01816" style:font-style-asian="italic" style:font-style-complex="italic"/>
    </style:style>
    <style:style style:name="T43" style:family="text">
      <style:text-properties style:text-position="sub 58%" style:font-name="Liberation Serif1" fo:font-style="italic" style:text-underline-style="none" officeooo:rsid="01023f50" style:font-style-asian="italic" style:font-style-complex="italic" style:text-overline-style="none" style:text-overline-color="font-color"/>
    </style:style>
    <style:style style:name="T44" style:family="text">
      <style:text-properties style:text-position="sub 58%" style:text-underline-style="none"/>
    </style:style>
    <style:style style:name="T45" style:family="text">
      <style:text-properties style:text-position="sub 58%" style:text-underline-style="none" officeooo:rsid="008378b5"/>
    </style:style>
    <style:style style:name="T46" style:family="text">
      <style:text-properties style:text-position="sub 58%" officeooo:rsid="00be6b20"/>
    </style:style>
    <style:style style:name="T47" style:family="text">
      <style:text-properties style:text-position="sub 58%" officeooo:rsid="00aa7f15"/>
    </style:style>
    <style:style style:name="T48" style:family="text">
      <style:text-properties style:text-position="sub 58%" officeooo:rsid="002b3487" style:text-overline-style="none" style:text-overline-color="font-color"/>
    </style:style>
    <style:style style:name="T49" style:family="text">
      <style:text-properties style:text-position="sub 58%" officeooo:rsid="00edc9d5" style:text-overline-style="none" style:text-overline-color="font-color"/>
    </style:style>
    <style:style style:name="T50" style:family="text">
      <style:text-properties style:text-position="sub 58%" officeooo:rsid="001cf72a"/>
    </style:style>
    <style:style style:name="T51" style:family="text">
      <style:text-properties style:text-position="sub 58%" officeooo:rsid="00c1ad2d"/>
    </style:style>
    <style:style style:name="T52" style:family="text">
      <style:text-properties style:text-position="sub 58%" officeooo:rsid="00c647ea"/>
    </style:style>
    <style:style style:name="T53" style:family="text">
      <style:text-properties style:text-position="sub 58%" officeooo:rsid="00e69d42"/>
    </style:style>
    <style:style style:name="T54" style:family="text">
      <style:text-properties style:text-position="sub 58%" officeooo:rsid="009ee20d"/>
    </style:style>
    <style:style style:name="T55" style:family="text">
      <style:text-properties style:text-position="sub 58%" officeooo:rsid="00edc9d5"/>
    </style:style>
    <style:style style:name="T56" style:family="text">
      <style:text-properties style:text-position="0% 100%"/>
    </style:style>
    <style:style style:name="T57" style:family="text">
      <style:text-properties style:text-position="0% 100%" style:font-name="Liberation Serif1" style:text-underline-style="none"/>
    </style:style>
    <style:style style:name="T58" style:family="text">
      <style:text-properties style:text-position="0% 100%" style:font-name="Liberation Serif1" style:text-underline-style="none" officeooo:rsid="0008ce61"/>
    </style:style>
    <style:style style:name="T59" style:family="text">
      <style:text-properties style:text-position="0% 100%" style:font-name="Liberation Serif1" style:text-underline-style="none" officeooo:rsid="00152cdb"/>
    </style:style>
    <style:style style:name="T60" style:family="text">
      <style:text-properties style:text-position="0% 100%" style:font-name="Liberation Serif1" style:text-underline-style="none" officeooo:rsid="00171782"/>
    </style:style>
    <style:style style:name="T61" style:family="text">
      <style:text-properties style:text-position="0% 100%" style:font-name="Liberation Serif1" style:text-underline-style="none" officeooo:rsid="001cf72a"/>
    </style:style>
    <style:style style:name="T62" style:family="text">
      <style:text-properties style:text-position="0% 100%" style:font-name="Liberation Serif1" style:text-underline-style="none" officeooo:rsid="002b3487"/>
    </style:style>
    <style:style style:name="T63" style:family="text">
      <style:text-properties style:text-position="0% 100%" style:font-name="Liberation Serif1" style:text-underline-style="none" officeooo:rsid="0005b44f"/>
    </style:style>
    <style:style style:name="T64" style:family="text">
      <style:text-properties style:text-position="0% 100%" style:font-name="Liberation Serif1" style:text-underline-style="none" officeooo:rsid="000f77ec"/>
    </style:style>
    <style:style style:name="T65" style:family="text">
      <style:text-properties style:text-position="0% 100%" style:font-name="Liberation Serif1" style:text-underline-style="none" officeooo:rsid="0060a787"/>
    </style:style>
    <style:style style:name="T66" style:family="text">
      <style:text-properties style:text-position="0% 100%" style:font-name="Liberation Serif1" style:text-underline-style="none" officeooo:rsid="00753843"/>
    </style:style>
    <style:style style:name="T67" style:family="text">
      <style:text-properties style:text-position="0% 100%" style:font-name="Liberation Serif1" style:text-underline-style="none" officeooo:rsid="00765a30"/>
    </style:style>
    <style:style style:name="T68" style:family="text">
      <style:text-properties style:text-position="0% 100%" style:font-name="Liberation Serif1" style:text-underline-style="none" officeooo:rsid="007a6ebe"/>
    </style:style>
    <style:style style:name="T69" style:family="text">
      <style:text-properties style:text-position="0% 100%" style:font-name="Liberation Serif1" style:text-underline-style="none" officeooo:rsid="008378b5"/>
    </style:style>
    <style:style style:name="T70" style:family="text">
      <style:text-properties style:text-position="0% 100%" style:font-name="Liberation Serif1" style:text-underline-style="none" officeooo:rsid="00844278"/>
    </style:style>
    <style:style style:name="T71" style:family="text">
      <style:text-properties style:text-position="0% 100%" style:font-name="Liberation Serif1" style:text-underline-style="none" officeooo:rsid="008e095d"/>
    </style:style>
    <style:style style:name="T72" style:family="text">
      <style:text-properties style:text-position="0% 100%" style:font-name="Liberation Serif1" style:text-underline-style="none" officeooo:rsid="008e9560"/>
    </style:style>
    <style:style style:name="T73" style:family="text">
      <style:text-properties style:text-position="0% 100%" style:font-name="Liberation Serif1" style:text-underline-style="none" officeooo:rsid="0092e172"/>
    </style:style>
    <style:style style:name="T74" style:family="text">
      <style:text-properties style:text-position="0% 100%" style:font-name="Liberation Serif1" style:text-underline-style="none" officeooo:rsid="009c6108"/>
    </style:style>
    <style:style style:name="T75" style:family="text">
      <style:text-properties style:text-position="0% 100%" style:font-name="Liberation Serif1" style:text-underline-style="none" officeooo:rsid="009ee20d"/>
    </style:style>
    <style:style style:name="T76" style:family="text">
      <style:text-properties style:text-position="0% 100%" style:font-name="Liberation Serif1" style:text-underline-style="none" officeooo:rsid="00a00320"/>
    </style:style>
    <style:style style:name="T77" style:family="text">
      <style:text-properties style:text-position="0% 100%" style:font-name="Liberation Serif1" style:text-underline-style="none" officeooo:rsid="00aa7f15"/>
    </style:style>
    <style:style style:name="T78" style:family="text">
      <style:text-properties style:text-position="0% 100%" style:font-name="Liberation Serif1" style:text-underline-style="none" style:text-overline-style="solid" style:text-overline-width="auto" style:text-overline-color="font-color"/>
    </style:style>
    <style:style style:name="T79" style:family="text">
      <style:text-properties style:text-position="0% 100%" style:font-name="Liberation Serif1" style:text-underline-style="none" officeooo:rsid="00aa7f15" style:text-overline-style="solid" style:text-overline-width="auto" style:text-overline-color="font-color"/>
    </style:style>
    <style:style style:name="T80" style:family="text">
      <style:text-properties style:text-position="0% 100%" style:font-name="Liberation Serif1" style:text-underline-style="none" officeooo:rsid="0008ce61" style:text-overline-style="solid" style:text-overline-width="auto" style:text-overline-color="font-color"/>
    </style:style>
    <style:style style:name="T81" style:family="text">
      <style:text-properties style:text-position="0% 100%" style:font-name="Liberation Serif1" style:text-underline-style="none" officeooo:rsid="002b3487" style:text-overline-style="solid" style:text-overline-width="auto" style:text-overline-color="font-color"/>
    </style:style>
    <style:style style:name="T82" style:family="text">
      <style:text-properties style:text-position="0% 100%" style:font-name="Liberation Serif1" style:text-underline-style="none" officeooo:rsid="001cf72a" style:text-overline-style="solid" style:text-overline-width="auto" style:text-overline-color="font-color"/>
    </style:style>
    <style:style style:name="T83" style:family="text">
      <style:text-properties style:text-position="0% 100%" style:font-name="Liberation Serif1" style:text-underline-style="none" officeooo:rsid="00de0f11" style:text-overline-style="solid" style:text-overline-width="auto" style:text-overline-color="font-color"/>
    </style:style>
    <style:style style:name="T84" style:family="text">
      <style:text-properties style:text-position="0% 100%" style:font-name="Liberation Serif1" style:text-underline-style="none" officeooo:rsid="00de53a6" style:text-overline-style="solid" style:text-overline-width="auto" style:text-overline-color="font-color"/>
    </style:style>
    <style:style style:name="T85" style:family="text">
      <style:text-properties style:text-position="0% 100%" style:font-name="Liberation Serif1" style:text-underline-style="none" officeooo:rsid="01023e6b" style:text-overline-style="solid" style:text-overline-width="auto" style:text-overline-color="font-color"/>
    </style:style>
    <style:style style:name="T86" style:family="text">
      <style:text-properties style:text-position="0% 100%" style:font-name="Liberation Serif1" style:text-underline-style="none" officeooo:rsid="00afc02c"/>
    </style:style>
    <style:style style:name="T87" style:family="text">
      <style:text-properties style:text-position="0% 100%" style:font-name="Liberation Serif1" style:text-underline-style="none" officeooo:rsid="00b01816"/>
    </style:style>
    <style:style style:name="T88" style:family="text">
      <style:text-properties style:text-position="0% 100%" style:font-name="Liberation Serif1" style:text-underline-style="none" officeooo:rsid="00b0940c"/>
    </style:style>
    <style:style style:name="T89" style:family="text">
      <style:text-properties style:text-position="0% 100%" style:font-name="Liberation Serif1" style:text-underline-style="none" officeooo:rsid="00be6b20"/>
    </style:style>
    <style:style style:name="T90" style:family="text">
      <style:text-properties style:text-position="0% 100%" style:font-name="Liberation Serif1" style:text-underline-style="none" officeooo:rsid="00d78a23"/>
    </style:style>
    <style:style style:name="T91" style:family="text">
      <style:text-properties style:text-position="0% 100%" style:font-name="Liberation Serif1" style:text-underline-style="none" officeooo:rsid="00dc9c58"/>
    </style:style>
    <style:style style:name="T92" style:family="text">
      <style:text-properties style:text-position="0% 100%" style:font-name="Liberation Serif1" style:text-underline-style="none" officeooo:rsid="00de0f11"/>
    </style:style>
    <style:style style:name="T93" style:family="text">
      <style:text-properties style:text-position="0% 100%" style:font-name="Liberation Serif1" style:text-underline-style="none" officeooo:rsid="00de53a6"/>
    </style:style>
    <style:style style:name="T94" style:family="text">
      <style:text-properties style:text-position="0% 100%" style:font-name="Liberation Serif1" style:text-underline-style="none" officeooo:rsid="01023e6b"/>
    </style:style>
    <style:style style:name="T95" style:family="text">
      <style:text-properties style:text-position="0% 100%" style:font-name="Liberation Serif1" style:text-underline-style="none" officeooo:rsid="01023f50"/>
    </style:style>
    <style:style style:name="T96" style:family="text">
      <style:text-properties style:text-position="0% 100%" style:font-name="Liberation Serif1" style:text-underline-style="none" officeooo:rsid="0104aeb3"/>
    </style:style>
    <style:style style:name="T97" style:family="text">
      <style:text-properties style:text-position="0% 100%" style:font-name="Liberation Serif1" style:text-underline-style="none" officeooo:rsid="00f30964"/>
    </style:style>
    <style:style style:name="T98" style:family="text">
      <style:text-properties style:text-position="0% 100%" style:font-name="Liberation Serif1" fo:font-style="italic" style:text-underline-style="none" officeooo:rsid="00844278" style:font-style-asian="italic" style:font-style-complex="italic"/>
    </style:style>
    <style:style style:name="T99" style:family="text">
      <style:text-properties style:text-position="0% 100%" style:font-name="Liberation Serif1" fo:font-style="italic" style:text-underline-style="none" officeooo:rsid="00b01816" style:font-style-asian="italic" style:font-style-complex="italic"/>
    </style:style>
    <style:style style:name="T100" style:family="text">
      <style:text-properties style:text-position="0% 100%" style:font-name="Liberation Serif1" fo:font-style="italic" style:text-underline-style="none" officeooo:rsid="00b01816" style:font-style-asian="italic" style:font-style-complex="italic" style:text-overline-style="solid" style:text-overline-width="auto" style:text-overline-color="font-color"/>
    </style:style>
    <style:style style:name="T101" style:family="text">
      <style:text-properties style:text-position="0% 100%" style:font-name="Liberation Serif1" fo:font-style="italic" style:text-underline-style="none" officeooo:rsid="00b0940c" style:font-style-asian="italic" style:font-style-complex="italic"/>
    </style:style>
    <style:style style:name="T102" style:family="text">
      <style:text-properties style:text-position="0% 100%" style:font-name="Liberation Serif1" fo:font-style="italic" style:text-underline-style="none" officeooo:rsid="0115d4e0" style:font-style-asian="italic" style:font-style-complex="italic"/>
    </style:style>
    <style:style style:name="T103" style:family="text">
      <style:text-properties style:text-position="0% 100%" style:font-name="Liberation Serif1" fo:font-style="normal" style:text-underline-style="none" officeooo:rsid="00844278" style:font-style-asian="normal" style:font-style-complex="normal"/>
    </style:style>
    <style:style style:name="T104" style:family="text">
      <style:text-properties style:text-position="0% 100%" style:text-underline-style="none"/>
    </style:style>
    <style:style style:name="T105" style:family="text">
      <style:text-properties style:text-position="0% 100%" style:text-underline-style="none" officeooo:rsid="00171782"/>
    </style:style>
    <style:style style:name="T106" style:family="text">
      <style:text-properties style:text-position="0% 100%" style:text-underline-style="none" officeooo:rsid="0008ce61"/>
    </style:style>
    <style:style style:name="T107" style:family="text">
      <style:text-properties style:text-position="0% 100%" style:text-underline-style="none" officeooo:rsid="008378b5"/>
    </style:style>
    <style:style style:name="T108" style:family="text">
      <style:text-properties style:text-position="0% 100%" officeooo:rsid="00d90e17"/>
    </style:style>
    <style:style style:name="T109" style:family="text">
      <style:text-properties officeooo:rsid="0008ce61"/>
    </style:style>
    <style:style style:name="T110" style:family="text">
      <style:text-properties officeooo:rsid="002b3487"/>
    </style:style>
    <style:style style:name="T111" style:family="text">
      <style:text-properties officeooo:rsid="0034fffe"/>
    </style:style>
    <style:style style:name="T112" style:family="text">
      <style:text-properties officeooo:rsid="0038a928"/>
    </style:style>
    <style:style style:name="T113" style:family="text">
      <style:text-properties officeooo:rsid="003c135f"/>
    </style:style>
    <style:style style:name="T114" style:family="text">
      <style:text-properties officeooo:rsid="0034fffe" fo:background-color="transparent" loext:char-shading-value="0" style:text-overline-style="solid" style:text-overline-width="auto" style:text-overline-color="font-color" loext:shadow="none"/>
    </style:style>
    <style:style style:name="T115" style:family="text">
      <style:text-properties officeooo:rsid="00b2ce21" fo:background-color="transparent" loext:char-shading-value="0" style:text-overline-style="solid" style:text-overline-width="auto" style:text-overline-color="font-color" loext:shadow="none"/>
    </style:style>
    <style:style style:name="T116" style:family="text">
      <style:text-properties officeooo:rsid="0066ee84"/>
    </style:style>
    <style:style style:name="T117" style:family="text">
      <style:text-properties officeooo:rsid="006d7db7"/>
    </style:style>
    <style:style style:name="T118" style:family="text">
      <style:text-properties officeooo:rsid="00753843"/>
    </style:style>
    <style:style style:name="T119" style:family="text">
      <style:text-properties officeooo:rsid="007a6ebe"/>
    </style:style>
    <style:style style:name="T120" style:family="text">
      <style:text-properties officeooo:rsid="007e85b9"/>
    </style:style>
    <style:style style:name="T121" style:family="text">
      <style:text-properties officeooo:rsid="007ecfbc"/>
    </style:style>
    <style:style style:name="T122" style:family="text">
      <style:text-properties officeooo:rsid="0081a97f"/>
    </style:style>
    <style:style style:name="T123" style:family="text">
      <style:text-properties officeooo:rsid="0005b44f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 officeooo:rsid="0081a97f"/>
    </style:style>
    <style:style style:name="T126" style:family="text">
      <style:text-properties style:text-underline-style="none" officeooo:rsid="0005b44f"/>
    </style:style>
    <style:style style:name="T127" style:family="text">
      <style:text-properties style:text-underline-style="none" officeooo:rsid="0008ce61"/>
    </style:style>
    <style:style style:name="T128" style:family="text">
      <style:text-properties style:text-underline-style="none" officeooo:rsid="000f77ec"/>
    </style:style>
    <style:style style:name="T129" style:family="text">
      <style:text-properties style:text-underline-style="none" officeooo:rsid="008378b5"/>
    </style:style>
    <style:style style:name="T130" style:family="text">
      <style:text-properties style:text-underline-style="none" officeooo:rsid="00fd4a5e"/>
    </style:style>
    <style:style style:name="T131" style:family="text">
      <style:text-properties style:text-underline-style="none" officeooo:rsid="00fddc17"/>
    </style:style>
    <style:style style:name="T132" style:family="text">
      <style:text-properties officeooo:rsid="008378b5"/>
    </style:style>
    <style:style style:name="T133" style:family="text">
      <style:text-properties fo:font-weight="normal" officeooo:rsid="00a510ed" style:font-weight-asian="normal" style:font-weight-complex="normal"/>
    </style:style>
    <style:style style:name="T134" style:family="text">
      <style:text-properties fo:font-weight="normal" officeooo:rsid="00f3a03c" style:font-weight-asian="normal" style:font-weight-complex="normal"/>
    </style:style>
    <style:style style:name="T135" style:family="text">
      <style:text-properties fo:font-weight="normal" officeooo:rsid="010024ea" style:font-weight-asian="normal" style:font-weight-complex="normal"/>
    </style:style>
    <style:style style:name="T136" style:family="text">
      <style:text-properties fo:font-weight="normal" officeooo:rsid="0100e605" style:font-weight-asian="normal" style:font-weight-complex="normal"/>
    </style:style>
    <style:style style:name="T137" style:family="text">
      <style:text-properties fo:font-weight="normal" officeooo:rsid="010e4461" style:font-weight-asian="normal" style:font-weight-complex="normal"/>
    </style:style>
    <style:style style:name="T138" style:family="text">
      <style:text-properties fo:font-style="italic" officeooo:rsid="00f6272e" style:font-style-asian="italic" style:font-style-complex="italic"/>
    </style:style>
    <style:style style:name="T139" style:family="text">
      <style:text-properties officeooo:rsid="008a8735"/>
    </style:style>
    <style:style style:name="T140" style:family="text">
      <style:text-properties officeooo:rsid="0092cad3"/>
    </style:style>
    <style:style style:name="T141" style:family="text">
      <style:text-properties officeooo:rsid="009ee20d"/>
    </style:style>
    <style:style style:name="T142" style:family="text">
      <style:text-properties officeooo:rsid="00a612f3"/>
    </style:style>
    <style:style style:name="T143" style:family="text">
      <style:text-properties officeooo:rsid="001cf72a" style:text-overline-style="solid" style:text-overline-width="auto" style:text-overline-color="font-color"/>
    </style:style>
    <style:style style:name="T144" style:family="text">
      <style:text-properties officeooo:rsid="00aa7f15" style:text-overline-style="solid" style:text-overline-width="auto" style:text-overline-color="font-color"/>
    </style:style>
    <style:style style:name="T145" style:family="text">
      <style:text-properties officeooo:rsid="0008ce61" style:text-overline-style="solid" style:text-overline-width="auto" style:text-overline-color="font-color"/>
    </style:style>
    <style:style style:name="T146" style:family="text">
      <style:text-properties officeooo:rsid="00c1ad2d" style:text-overline-style="solid" style:text-overline-width="auto" style:text-overline-color="font-color"/>
    </style:style>
    <style:style style:name="T147" style:family="text">
      <style:text-properties officeooo:rsid="00edc9d5" style:text-overline-style="solid" style:text-overline-width="auto" style:text-overline-color="font-color"/>
    </style:style>
    <style:style style:name="T148" style:family="text">
      <style:text-properties officeooo:rsid="0112c89b" style:text-overline-style="solid" style:text-overline-width="auto" style:text-overline-color="font-color"/>
    </style:style>
    <style:style style:name="T149" style:family="text">
      <style:text-properties officeooo:rsid="00edc9d5" style:text-overline-style="none" style:text-overline-color="font-color"/>
    </style:style>
    <style:style style:name="T150" style:family="text">
      <style:text-properties officeooo:rsid="002b3487" style:text-overline-style="none" style:text-overline-color="font-color"/>
    </style:style>
    <style:style style:name="T151" style:family="text">
      <style:text-properties officeooo:rsid="00b2ce21"/>
    </style:style>
    <style:style style:name="T152" style:family="text">
      <style:text-properties officeooo:rsid="00bd6744"/>
    </style:style>
    <style:style style:name="T153" style:family="text">
      <style:text-properties officeooo:rsid="00be6b20"/>
    </style:style>
    <style:style style:name="T154" style:family="text">
      <style:text-properties officeooo:rsid="00c0d136"/>
    </style:style>
    <style:style style:name="T155" style:family="text">
      <style:text-properties officeooo:rsid="001cf72a"/>
    </style:style>
    <style:style style:name="T156" style:family="text">
      <style:text-properties officeooo:rsid="00c1ad2d"/>
    </style:style>
    <style:style style:name="T157" style:family="text">
      <style:text-properties officeooo:rsid="00c46277"/>
    </style:style>
    <style:style style:name="T158" style:family="text">
      <style:text-properties officeooo:rsid="00d5f680"/>
    </style:style>
    <style:style style:name="T159" style:family="text">
      <style:text-properties officeooo:rsid="00e69d42"/>
    </style:style>
    <style:style style:name="T160" style:family="text">
      <style:text-properties officeooo:rsid="00e84a7f"/>
    </style:style>
    <style:style style:name="T161" style:family="text">
      <style:text-properties officeooo:rsid="00edc9d5"/>
    </style:style>
    <style:style style:name="T162" style:family="text">
      <style:text-properties officeooo:rsid="00f3a03c"/>
    </style:style>
    <style:style style:name="T163" style:family="text">
      <style:text-properties officeooo:rsid="00f3ca4c"/>
    </style:style>
    <style:style style:name="T164" style:family="text">
      <style:text-properties officeooo:rsid="00f6272e"/>
    </style:style>
    <style:style style:name="T165" style:family="text">
      <style:text-properties officeooo:rsid="01094725"/>
    </style:style>
    <style:style style:name="T166" style:family="text">
      <style:text-properties officeooo:rsid="0115d4e0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1.369cm" fo:min-width="0.1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1.106cm" fo:min-width="0.1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2">c</text:span>d ::= <text:span text:style-name="T111">class C extends D { </text:span><text:span text:style-name="T114">fd</text:span><text:span text:style-name="T111">; kd </text:span><text:span text:style-name="T114">md </text:span><text:span text:style-name="T111">} <text:s text:c="59"/>class</text:span></text:p>
      <text:p text:style-name="P1">fd ::<text:span text:style-name="T112">= t C f <text:s text:c="103"/>field</text:span></text:p>
      <text:p text:style-name="P8">kd ::= q C ( <text:span text:style-name="T152">t C g, </text:span>t <text:span text:style-name="T151">C </text:span>f ) { <text:span text:style-name="T152">super(g); </text:span>this.f = f; }; <text:s text:c="38"/><text:span text:style-name="T113">constructor</text:span></text:p>
      <text:p text:style-name="P8">md ::= t <text:span text:style-name="T151">C </text:span>m ( t <text:span text:style-name="T151">C </text:span>this, t <text:span text:style-name="T151">C </text:span>x ) { <text:span text:style-name="T114">t </text:span><text:span text:style-name="T115">C </text:span><text:span text:style-name="T114">y</text:span> s; return <text:span text:style-name="T161">z</text:span> } <text:s text:c="32"/><text:span text:style-name="T113">instance method</text:span></text:p>
      <text:p text:style-name="P16">e ::= x | x.f <text:s text:c="98"/>expression</text:p>
      <text:p text:style-name="P11">s ::= x = <text:span text:style-name="T120">e</text:span> | x.f = y | x = y.m(z) <text:span text:style-name="T120">| super(g) | </text:span>x = new t() <text:span text:style-name="T120">| </text:span>s;s <text:s text:c="23"/><text:span text:style-name="T113">statement</text:span></text:p>
      <text:p text:style-name="P8">t ::= <text:span text:style-name="T117">k </text:span>q <text:s text:c="101"/><text:span text:style-name="T113">qualifier type</text:span></text:p>
      <text:p text:style-name="P15">k ::= initi<text:span text:style-name="T166">az</text:span>lized | underinitialized | <text:span text:style-name="T166">unknown</text:span>initialized <text:s text:c="17"/><text:span text:style-name="T121">initializatioin qualifier</text:span></text:p>
      <text:p text:style-name="P12">q ::= readonly | polyimmutable | mutable | immutable <text:s text:c="21"/><text:span text:style-name="T116">immutability qualifier</text:span></text:p>
      <text:p text:style-name="P76"/>
      <text:p text:style-name="P54"><text:span text:style-name="T124">Each class has only one constructor. </text:span><text:span text:style-name="T131">But i</text:span><text:span text:style-name="T130">t doesn’t affect the generality. </text:span></text:p>
      <text:p text:style-name="P79"/>
      <text:p text:style-name="P26">Type Hierarchy</text:p>
      <text:p text:style-name="P8"/>
      <text:p text:style-name="P8"><text:tab/> <text:s text:c="17"/>readonly</text:p>
      <text:p text:style-name="P8"><text:tab/> <text:s text:c="12"/>/ <text:s text:c="10"/>| <text:s text:c="9"/>\</text:p>
      <text:p text:style-name="P8"><text:tab/>mutable polyimmutable <text:s/>immutable</text:p>
      <text:p text:style-name="P10"><text:span text:style-name="T118"><text:s text:c="10"/>(default)</text:span> <text:s text:c="6"/></text:p>
      <text:p text:style-name="P10"><text:s text:c="8"/></text:p>
      <text:p text:style-name="P9"><text:s text:c="22"/><text:span text:style-name="T166">unknowninitialized</text:span></text:p>
      <text:p text:style-name="P9"><text:tab/> <text:s text:c="14"/>/ <text:s text:c="20"/>\</text:p>
      <text:p text:style-name="P9"><text:tab/> <text:s text:c="2"/><text:span text:style-name="T116">underinitialized</text:span> <text:s text:c="5"/><text:span text:style-name="T116">initialized</text:span></text:p>
      <text:p text:style-name="P9"><text:s text:c="46"/><text:span text:style-name="T118">(default)</text:span></text:p>
      <text:p text:style-name="P9"/>
      <text:p text:style-name="P25"><draw:frame draw:style-name="fr1" draw:name="Object1" text:anchor-type="paragraph" svg:width="16.522cm" svg:height="2.711cm" draw:z-index="4"><draw:object xlink:href="./Object 1" xlink:type="simple" xlink:show="embed" xlink:actuate="onLoad"/><draw:image xlink:href="./ObjectReplacements/Object 1" xlink:type="simple" xlink:show="embed" xlink:actuate="onLoad"/></draw:frame>Figure 1 <text:span text:style-name="T162">Combination of qulifiers. </text:span><text:span text:style-name="T134">Two qualifier hierarchies are orthogonal. If an object is under initialization, its immutability guarantee is not satisfied. So </text:span><text:span text:style-name="T135">even </text:span><text:span text:style-name="T134">immutable and polyimmutable objects can also be modifed when under initialization. </text:span><text:span text:style-name="T133">We don’t have readonly objects, so there is no need to initialize readonly objects. Therefore, readonly </text:span><text:span text:style-name="T134">doesn’t have such exception </text:span><text:span text:style-name="T137">when </text:span><text:span text:style-name="T136">under initialization</text:span><text:span text:style-name="T133">.</text:span></text:p>
      <text:p text:style-name="P18"/>
      <text:p text:style-name="P20">Subtype relations:</text:p>
      <text:p text:style-name="P19">k<text:span text:style-name="T12">1</text:span> q<text:span text:style-name="T12">1 </text:span><text:span text:style-name="T56">&lt;: k</text:span><text:span text:style-name="T12">2 </text:span><text:span text:style-name="T56">q</text:span><text:span text:style-name="T12">2 </text:span><text:span text:style-name="T56">&lt;=&gt; k</text:span><text:span text:style-name="T12">1</text:span><text:span text:style-name="T56"> &lt;: k</text:span><text:span text:style-name="T12">2</text:span><text:span text:style-name="T56"> </text:span><text:span text:style-name="T105">∧ </text:span><text:span text:style-name="T104">q</text:span><text:span text:style-name="T44">1</text:span><text:span text:style-name="T104"> &lt;: q</text:span><text:span text:style-name="T44">2</text:span></text:p>
      <text:p text:style-name="P77"/>
      <text:p text:style-name="P27"/>
      <text:p text:style-name="P27"/>
      <text:p text:style-name="P27"/>
      <text:p text:style-name="P27"/>
      <text:p text:style-name="P27"><text:soft-page-break/>Helper Functions</text:p>
      <text:p text:style-name="P6"/>
      <text:p text:style-name="P6"><text:s text:c="8"/>q C f</text:p>
      <text:p text:style-name="P2"><draw:line text:anchor-type="paragraph" draw:z-index="1" draw:name="Shape1" draw:style-name="gr1" draw:text-style-name="P86" svg:x1="0.169cm" svg:y1="0.272cm" svg:x2="3.476cm" svg:y2="0.298cm"><text:p/></draw:line> <text:s text:c="33"/><text:span text:style-name="T142">No initialization modifier on field declarations</text:span></text:p>
      <text:p text:style-name="P6"><text:s text:c="4"/><text:span text:style-name="T119">fT</text:span>ype(f) = q</text:p>
      <text:p text:style-name="P29"/>
      <text:p text:style-name="P32">cBody(c) returns constructor body of c.</text:p>
      <text:p text:style-name="P32">mBody(m) returns method body of m.</text:p>
      <text:p text:style-name="P28"/>
      <text:p text:style-name="P28">Viewpoint Adaptation Rules</text:p>
      <text:p text:style-name="P13"/>
      <text:p text:style-name="P13">_ <text:span text:style-name="T106">⊳ </text:span><text:span text:style-name="T104">mutable = mutable</text:span></text:p>
      <text:p text:style-name="P13"><text:span text:style-name="T104">_ </text:span><text:span text:style-name="T106">⊳ </text:span><text:span text:style-name="T104">readonly = readonly</text:span></text:p>
      <text:p text:style-name="P13"><text:span text:style-name="T104">_ </text:span><text:span text:style-name="T106">⊳ </text:span><text:span text:style-name="T104">immutable = immutable</text:span></text:p>
      <text:p text:style-name="P13"><text:span text:style-name="T104">q </text:span><text:span text:style-name="T106">⊳ </text:span><text:span text:style-name="T104">polyimmutable = q</text:span></text:p>
      <text:p text:style-name="P7"/>
      <text:p text:style-name="P30">Special Rules</text:p>
      <text:p text:style-name="P14"/>
      <text:list xml:id="list5212737403741609599" text:style-name="L1">
        <text:list-item>
          <text:p text:style-name="P83">Forbid mutable and readonly on fields</text:p>
        </text:list-item>
        <text:list-item>
          <text:p text:style-name="P83">Forbid readonly constructor return type</text:p>
        </text:list-item>
        <text:list-item>
          <text:p text:style-name="P83">In constructor, q<text:span text:style-name="T12">this </text:span><text:span text:style-name="T56">= q</text:span><text:span text:style-name="T12">ret</text:span></text:p>
        </text:list-item>
        <text:list-item>
          <text:p text:style-name="P84"><text:span text:style-name="T56">Does not allow initialization modifier on fields </text:span><text:span text:style-name="T108">and constructor return types</text:span></text:p>
        </text:list-item>
      </text:list>
      <text:p text:style-name="P7"/>
      <text:p text:style-name="P31">Typing Rules</text:p>
      <text:p text:style-name="P7"/>
      <text:p text:style-name="P7"/>
      <text:p text:style-name="P17"><text:s text:c="5"/>x <text:span text:style-name="T122">∈ </text:span><text:span text:style-name="T125">Γ</text:span></text:p>
      <text:p text:style-name="P85"><draw:line text:anchor-type="paragraph" draw:z-index="5" draw:name="Shape1" draw:style-name="gr1" draw:text-style-name="P86" svg:x1="-0.254cm" svg:y1="0.363cm" svg:x2="2.468cm" svg:y2="0.363cm"><text:p/></draw:line> <text:s text:c="22"/>(T-VAR)</text:p>
      <text:p text:style-name="P17"><text:span text:style-name="T125">Γ </text:span><text:span text:style-name="T127">⊢</text:span><text:span text:style-name="T126"> x : </text:span><text:span text:style-name="T125">Γ(x)</text:span></text:p>
      <text:p text:style-name="P4"/>
      <text:p text:style-name="P4"/>
      <text:p text:style-name="P59"><text:span text:style-name="T1">Γ(x) = </text:span><text:span text:style-name="T5">k</text:span><text:span text:style-name="T19">x </text:span><text:span text:style-name="T1">q</text:span><text:span text:style-name="T13">x <text:s text:c="7"/></text:span><text:span text:style-name="T58">f</text:span><text:span text:style-name="T68">Type</text:span><text:span text:style-name="T58">(f) = q</text:span><text:span text:style-name="T14">f</text:span><text:span text:style-name="T58"> </text:span><text:span text:style-name="T13"><text:s text:c="8"/></text:span><text:span text:style-name="T69">q = </text:span><text:span text:style-name="T57">q</text:span><text:span text:style-name="T20">x</text:span><text:span text:style-name="T13"> </text:span><text:span text:style-name="T58">⊳ q</text:span><text:span text:style-name="T14">f </text:span></text:p>
      <text:p text:style-name="P78"/>
      <text:p text:style-name="P55"><draw:custom-shape text:anchor-type="paragraph" draw:z-index="7" draw:name="Shape2" draw:style-name="gr2" draw:text-style-name="P87" svg:width="0.53cm" svg:height="1.444cm" svg:x="0.88cm" svg:y="0.141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6"> <text:s text:c="11"/>initialized <text:s text:c="24"/></text:span><text:span text:style-name="T11">if k</text:span><text:span text:style-name="T41">x</text:span><text:span text:style-name="T11"> = initialized</text:span></text:p>
      <text:p text:style-name="P80">k = <text:s/></text:p>
      <text:p text:style-name="P74"><text:span text:style-name="T98"><text:s text:c="12"/></text:span><text:span text:style-name="T102">unknown</text:span><text:span text:style-name="T103">initialized <text:s text:c="9"/></text:span><text:span text:style-name="T98">otherwise</text:span><text:span text:style-name="T70"> </text:span></text:p>
      <text:p text:style-name="P35"><draw:line text:anchor-type="paragraph" draw:z-index="6" draw:name="Shape1" draw:style-name="gr1" draw:text-style-name="P86" svg:x1="-0.302cm" svg:y1="0.364cm" svg:x2="12.345cm" svg:y2="0.36cm"><text:p/></draw:line> <text:s text:c="118"/>( T-<text:span text:style-name="T132">FLD</text:span> )</text:p>
      <text:p text:style-name="P5"><text:span text:style-name="T124"><text:s text:c="32"/>Γ </text:span><text:span text:style-name="T127">⊢</text:span><text:span text:style-name="T124"> </text:span><text:span text:style-name="T129">x</text:span><text:span text:style-name="T128">.f : </text:span><text:span text:style-name="T129">k</text:span><text:span text:style-name="T45"> </text:span><text:span text:style-name="T107">q</text:span></text:p>
      <text:p text:style-name="P24"/>
      <text:p text:style-name="P24"/>
      <text:p text:style-name="P24">Figure 2 Expression typing</text:p>
      <text:p text:style-name="P24"><text:soft-page-break/></text:p>
      <text:p text:style-name="P24"/>
      <text:p text:style-name="P64"><text:span text:style-name="T1"><text:tab/><text:tab/>Γ </text:span><text:span text:style-name="T3">⊢ </text:span><text:span text:style-name="T7">e</text:span><text:span text:style-name="T1"> = </text:span><text:span text:style-name="T8">t</text:span><text:span text:style-name="T21">e</text:span><text:span text:style-name="T13"> <text:s text:c="8"/></text:span><text:span text:style-name="T74">t</text:span><text:span text:style-name="T21">e</text:span><text:span text:style-name="T13"> <text:s/></text:span><text:span text:style-name="T67">&lt;: </text:span><text:span text:style-name="T13"><text:s/></text:span><text:span text:style-name="T57">Γ(x) <text:s/></text:span></text:p>
      <text:p text:style-name="P33"><draw:line text:anchor-type="paragraph" draw:z-index="8" draw:name="Shape1" draw:style-name="gr1" draw:text-style-name="P86" svg:x1="-0.254cm" svg:y1="0.364cm" svg:x2="10.31cm" svg:y2="0.355cm"><text:p/></draw:line> <text:s text:c="118"/>( T-VAR<text:span text:style-name="T120">ASS</text:span> )</text:p>
      <text:p text:style-name="P21"><text:s text:c="30"/>Γ <text:span text:style-name="T109">⊢</text:span> x = <text:span text:style-name="T139">e</text:span></text:p>
      <text:p text:style-name="P23"/>
      <text:p text:style-name="P23"/>
      <text:p text:style-name="P23"/>
      <text:p text:style-name="P23"/>
      <text:p text:style-name="P60"><text:span text:style-name="T1">Γ(x) = <text:s/></text:span><text:span text:style-name="T5">k</text:span><text:span text:style-name="T19">x </text:span><text:span text:style-name="T1">q</text:span><text:span text:style-name="T13">x <text:s text:c="7"/></text:span><text:span text:style-name="T57">Γ(y) = <text:s/></text:span><text:span text:style-name="T66">k</text:span><text:span text:style-name="T22">y</text:span><text:span text:style-name="T19"> </text:span><text:span text:style-name="T57">q</text:span><text:span text:style-name="T13">y <text:s text:c="8"/></text:span><text:span text:style-name="T58">typeof(f) = q</text:span><text:span text:style-name="T14">f</text:span><text:span text:style-name="T58"> </text:span><text:span text:style-name="T14"><text:s/></text:span></text:p>
      <text:p text:style-name="P62"><text:span text:style-name="T57">q</text:span><text:span text:style-name="T13">x</text:span><text:span text:style-name="T57"> <text:s/></text:span><text:span text:style-name="T72">= <text:s text:c="2"/></text:span><text:span text:style-name="T59">mutable </text:span></text:p>
      <text:p text:style-name="P62"><text:span text:style-name="T59"><text:tab/>∨ </text:span><text:span text:style-name="T72">(</text:span><text:span text:style-name="T71">k</text:span><text:span text:style-name="T23">x</text:span><text:span text:style-name="T71"> =</text:span><text:span text:style-name="T60"> </text:span><text:span text:style-name="T71">underinitialized <text:s/></text:span><text:span text:style-name="T60">∧ </text:span><text:span text:style-name="T72">q</text:span><text:span text:style-name="T24">x</text:span><text:span text:style-name="T72"> = </text:span><text:span text:style-name="T71">immutable</text:span><text:span text:style-name="T72">) // </text:span><text:span text:style-name="T73">Didn’t restrict x = “this”</text:span></text:p>
      <text:p text:style-name="P63"><text:span text:style-name="T72"><text:tab/></text:span><text:span text:style-name="T59">∨ </text:span><text:span text:style-name="T72">(</text:span><text:span text:style-name="T71">k</text:span><text:span text:style-name="T23">x</text:span><text:span text:style-name="T71"> =</text:span><text:span text:style-name="T60"> </text:span><text:span text:style-name="T71">underinitialized <text:s/></text:span><text:span text:style-name="T60">∧ </text:span><text:span text:style-name="T72">q</text:span><text:span text:style-name="T24">x</text:span><text:span text:style-name="T72"> = </text:span><text:span text:style-name="T71">polyimmutable</text:span><text:span text:style-name="T72">) // </text:span><text:span text:style-name="T73">Didn’t restrict x = “this”</text:span></text:p>
      <text:p text:style-name="P62"><text:span text:style-name="T72">q</text:span><text:span text:style-name="T24">y <text:s/></text:span><text:span text:style-name="T72">&lt;: q</text:span><text:span text:style-name="T24">x .</text:span><text:span text:style-name="T58">⊳ q</text:span><text:span text:style-name="T14">f</text:span></text:p>
      <text:p text:style-name="P61"><text:span text:style-name="T71">k</text:span><text:span text:style-name="T23">x</text:span><text:span text:style-name="T71"> =</text:span><text:span text:style-name="T60"> </text:span><text:span text:style-name="T71">underinitialized </text:span><text:span text:style-name="T59">∨ </text:span><text:span text:style-name="T72">k</text:span><text:span text:style-name="T24">y</text:span><text:span text:style-name="T72"> = initialized</text:span></text:p>
      <text:p text:style-name="P36"><draw:line text:anchor-type="paragraph" draw:z-index="0" draw:name="Shape1" draw:style-name="gr1" draw:text-style-name="P86" svg:x1="-0.254cm" svg:y1="0.483cm" svg:x2="14.43cm" svg:y2="0.483cm"><text:p/></draw:line> <text:s text:c="119"/></text:p>
      <text:p text:style-name="P36"><text:tab/><text:tab/><text:tab/><text:tab/><text:tab/><text:tab/><text:tab/><text:tab/><text:tab/><text:tab/> <text:s text:c="18"/>( T-<text:span text:style-name="T120">FLDASS</text:span>) </text:p>
      <text:p text:style-name="P71"><text:span text:style-name="T2"><text:s text:c="30"/><text:tab/><text:tab/><text:tab/>Γ </text:span><text:span text:style-name="T3">⊢</text:span><text:span text:style-name="T2"> x.</text:span><text:span text:style-name="T1">f</text:span><text:span text:style-name="T2"> = </text:span><text:span text:style-name="T4">y <text:s text:c="37"/></text:span></text:p>
      <text:p text:style-name="P22"/>
      <text:p text:style-name="P22"/>
      <text:p text:style-name="P22"/>
      <text:p text:style-name="P22"/>
      <text:p text:style-name="P22"/>
      <text:p text:style-name="P65"><text:span text:style-name="T1">Γ(x) = </text:span><text:span text:style-name="T5">k</text:span><text:span text:style-name="T19">x <text:s/></text:span><text:span text:style-name="T1">q</text:span><text:span text:style-name="T13">x <text:s text:c="9"/></text:span><text:span text:style-name="T1">Γ(y) = </text:span><text:span text:style-name="T66">k</text:span><text:span text:style-name="T22">y</text:span><text:span text:style-name="T1"> q</text:span><text:span text:style-name="T13">y <text:s text:c="7"/></text:span><text:span text:style-name="T57">Γ(</text:span><text:span text:style-name="T82">z</text:span><text:span text:style-name="T57">) = </text:span><text:span text:style-name="T82">k</text:span><text:span text:style-name="T25">z</text:span><text:span text:style-name="T22"> </text:span><text:span text:style-name="T82">q</text:span><text:span text:style-name="T15">z</text:span><text:span text:style-name="T61"> </text:span><text:span text:style-name="T13"><text:s text:c="6"/></text:span><text:span text:style-name="T58">typeof(</text:span><text:span text:style-name="T61">m</text:span><text:span text:style-name="T58">) = </text:span><text:span text:style-name="T75">k</text:span><text:span text:style-name="T26">this</text:span><text:span text:style-name="T75"> </text:span><text:span text:style-name="T58">q</text:span><text:span text:style-name="T15">this</text:span><text:span text:style-name="T61">, </text:span><text:span text:style-name="T82">k</text:span><text:span text:style-name="T26">p</text:span><text:span text:style-name="T75"> </text:span><text:span text:style-name="T82">q</text:span><text:span text:style-name="T15">p</text:span><text:span text:style-name="T61"> →</text:span><text:span text:style-name="T75">k</text:span><text:span text:style-name="T26">ret</text:span><text:span text:style-name="T75"> </text:span><text:span text:style-name="T61">q</text:span><text:span text:style-name="T15">ret</text:span><text:span text:style-name="T58"> </text:span><text:span text:style-name="T13"><text:s text:c="2"/></text:span></text:p>
      <text:p text:style-name="P65"><text:span text:style-name="T76">k</text:span><text:span text:style-name="T27">y <text:s/></text:span><text:span text:style-name="T76">&lt;: k</text:span><text:span text:style-name="T27">this <text:s text:c="4"/></text:span><text:span text:style-name="T13"><text:s text:c="12"/></text:span><text:span text:style-name="T82">k</text:span><text:span text:style-name="T27">z <text:s/></text:span><text:span text:style-name="T76">&lt;: </text:span><text:span text:style-name="T82">k</text:span><text:span text:style-name="T27">p <text:s text:c="15"/></text:span><text:span text:style-name="T13"><text:s/></text:span><text:span text:style-name="T76">k</text:span><text:span text:style-name="T27">ret <text:s/></text:span><text:span text:style-name="T76">&lt;: k</text:span><text:span text:style-name="T27">x</text:span></text:p>
      <text:p text:style-name="P56"><text:span text:style-name="T13"><text:s/></text:span><text:span text:style-name="T57">q</text:span><text:span text:style-name="T13">y </text:span><text:span text:style-name="T57">&lt;:</text:span><text:span text:style-name="T13"> </text:span><text:span text:style-name="T58"><text:s/>q</text:span><text:span text:style-name="T15">x </text:span><text:span text:style-name="T58">⊳</text:span><text:span text:style-name="T57"> q</text:span><text:span text:style-name="T15">this <text:s text:c="25"/></text:span><text:span text:style-name="T82">q</text:span><text:span text:style-name="T15">z</text:span><text:span text:style-name="T13"> </text:span><text:span text:style-name="T57">&lt;:</text:span><text:span text:style-name="T13"> </text:span><text:span text:style-name="T58"><text:s/>q</text:span><text:span text:style-name="T15">x </text:span><text:span text:style-name="T58">⊳</text:span><text:span text:style-name="T57"> </text:span><text:span text:style-name="T82">q</text:span><text:span text:style-name="T15">p <text:s text:c="20"/></text:span><text:span text:style-name="T57">q</text:span><text:span text:style-name="T16">x</text:span><text:span text:style-name="T13"> <text:s/></text:span><text:span text:style-name="T58">⊳ q</text:span><text:span text:style-name="T16">ret</text:span><text:span text:style-name="T14"> </text:span><text:span text:style-name="T57">&lt;: q</text:span><text:span text:style-name="T13">x</text:span></text:p>
      <text:p text:style-name="P34"><draw:line text:anchor-type="paragraph" draw:z-index="2" draw:name="Shape1" draw:style-name="gr1" draw:text-style-name="P86" svg:x1="-0.254cm" svg:y1="0.483cm" svg:x2="14.642cm" svg:y2="0.483cm"><text:p/></draw:line> <text:s text:c="120"/>( T-<text:span text:style-name="T140">CALL</text:span> )</text:p>
      <text:p text:style-name="P72"><text:span text:style-name="T63"><text:s text:c="42"/>Γ </text:span><text:span text:style-name="T58">⊢</text:span><text:span text:style-name="T63"> x = </text:span><text:span text:style-name="T64">y.</text:span><text:span text:style-name="T61">m(</text:span><text:span text:style-name="T82">z</text:span><text:span text:style-name="T61">)</text:span></text:p>
      <text:p text:style-name="P42"/>
      <text:p text:style-name="P42"/>
      <text:p text:style-name="P42"/>
      <text:p text:style-name="P42"/>
      <text:p text:style-name="P42"/>
      <text:p text:style-name="P73"><text:span text:style-name="T96">c in C <text:s text:c="9"/>C &lt;: D <text:s text:c="7"/></text:span><text:span text:style-name="T58">typeof(</text:span><text:span text:style-name="T90">D</text:span><text:span text:style-name="T58">) = </text:span><text:span text:style-name="T79">k</text:span><text:span text:style-name="T28">p-</text:span><text:span text:style-name="T37">D</text:span><text:span text:style-name="T58"> </text:span><text:span text:style-name="T80">q</text:span><text:span text:style-name="T29">p-</text:span><text:span text:style-name="T30">D</text:span><text:span text:style-name="T62"> </text:span><text:span text:style-name="T61">→ q</text:span><text:span text:style-name="T15">ret-</text:span><text:span text:style-name="T33">D</text:span><text:span text:style-name="T58"> </text:span><text:span text:style-name="T40"><text:s text:c="11"/></text:span><text:span text:style-name="T58">typeof(</text:span><text:span text:style-name="T62">C</text:span><text:span text:style-name="T58">) = </text:span><text:span text:style-name="T79">_ _</text:span><text:span text:style-name="T62"> <text:s text:c="3"/></text:span><text:span text:style-name="T61">→q</text:span><text:span text:style-name="T15">ret-</text:span><text:span text:style-name="T33">C</text:span></text:p>
      <text:p text:style-name="P69"><text:span text:style-name="T90">Γ(</text:span><text:span text:style-name="T92">z</text:span><text:span text:style-name="T90">) = </text:span><text:span text:style-name="T77">k</text:span><text:span text:style-name="T35">z</text:span><text:span text:style-name="T77"> </text:span><text:span text:style-name="T90">q</text:span><text:span text:style-name="T35">z <text:s text:c="10"/></text:span><text:span text:style-name="T61">q</text:span><text:span text:style-name="T15">ret-</text:span><text:span text:style-name="T33">C </text:span><text:span text:style-name="T91">&lt;:</text:span><text:span text:style-name="T34"> <text:s/></text:span><text:span text:style-name="T61">q</text:span><text:span text:style-name="T15">ret-</text:span><text:span text:style-name="T33">C </text:span><text:span text:style-name="T58">⊳ </text:span><text:span text:style-name="T61">q</text:span><text:span text:style-name="T15">ret-</text:span><text:span text:style-name="T33">D <text:s text:c="7"/></text:span><text:span text:style-name="T83">q</text:span><text:span text:style-name="T35">z</text:span><text:span text:style-name="T92"> &lt;: </text:span><text:span text:style-name="T61">q</text:span><text:span text:style-name="T15">ret-</text:span><text:span text:style-name="T33">C </text:span><text:span text:style-name="T58">⊳ </text:span><text:span text:style-name="T83">q</text:span><text:span text:style-name="T35">p-</text:span><text:span text:style-name="T37">D</text:span><text:span text:style-name="T35"> <text:s text:c="6"/></text:span><text:span text:style-name="T84">k</text:span><text:span text:style-name="T36">z</text:span><text:span text:style-name="T93"> &lt;: </text:span><text:span text:style-name="T84">k</text:span><text:span text:style-name="T36">p-</text:span><text:span text:style-name="T37">D</text:span></text:p>
      <text:p text:style-name="P41"><draw:line text:anchor-type="paragraph" draw:z-index="13" draw:name="Shape1" draw:style-name="gr1" draw:text-style-name="P86" svg:x1="-0.254cm" svg:y1="0.483cm" svg:x2="14.642cm" svg:y2="0.483cm"><text:p/></draw:line> <text:s text:c="120"/>( T-<text:span text:style-name="T158">SUPER</text:span>)</text:p>
      <text:p text:style-name="P50"><text:span text:style-name="T123"><text:s text:c="42"/>Γ ⊢ super(</text:span><text:span text:style-name="T143">z</text:span><text:span text:style-name="T155">) in c</text:span></text:p>
      <text:p text:style-name="P50"/>
      <text:p text:style-name="P50"/>
      <text:p text:style-name="P50"/>
      <text:p text:style-name="P50"/>
      <text:p text:style-name="P50"/>
      <text:p text:style-name="P57"><text:soft-page-break/><text:span text:style-name="T1"><text:s text:c="3"/>Γ(x) = </text:span><text:span text:style-name="T9">k</text:span><text:span text:style-name="T28">x</text:span><text:span text:style-name="T9"> </text:span><text:span text:style-name="T1">q</text:span><text:span text:style-name="T13">x <text:s text:c="7"/></text:span><text:span text:style-name="T57">Γ(</text:span><text:span text:style-name="T78">y</text:span><text:span text:style-name="T57">) = </text:span><text:span text:style-name="T79">k</text:span><text:span text:style-name="T28">y</text:span><text:span text:style-name="T77"> </text:span><text:span text:style-name="T78">q</text:span><text:span text:style-name="T13">y <text:s text:c="8"/></text:span><text:span text:style-name="T58">typeof(</text:span><text:span text:style-name="T62">C</text:span><text:span text:style-name="T58">) = </text:span><text:span text:style-name="T85">k</text:span><text:span text:style-name="T38">p</text:span><text:span text:style-name="T94"> </text:span><text:span text:style-name="T80">q</text:span><text:span text:style-name="T29">p</text:span><text:span text:style-name="T62"> </text:span><text:span text:style-name="T61">→q</text:span><text:span text:style-name="T15">ret</text:span><text:span text:style-name="T58"> <text:s/></text:span><text:span text:style-name="T13"><text:s text:c="3"/></text:span></text:p>
      <text:p text:style-name="P57"><text:span text:style-name="T13"><text:s text:c="6"/></text:span><text:span text:style-name="T78">q</text:span><text:span text:style-name="T13">y <text:s/></text:span><text:span text:style-name="T57">&lt;: q</text:span><text:span text:style-name="T13"> </text:span><text:span text:style-name="T58">⊳ </text:span><text:span text:style-name="T80">q</text:span><text:span text:style-name="T17">P</text:span><text:span text:style-name="T14"> <text:s text:c="8"/></text:span><text:span text:style-name="T57">q</text:span><text:span text:style-name="T13"> <text:s/></text:span><text:span text:style-name="T57">&lt;: q</text:span><text:span text:style-name="T13"> </text:span><text:span text:style-name="T58">⊳ q</text:span><text:span text:style-name="T17">ret <text:s text:c="6"/></text:span><text:span text:style-name="T57">q </text:span><text:span text:style-name="T13"><text:s/></text:span><text:span text:style-name="T59">= mutable</text:span><text:span text:style-name="T57"> </text:span><text:span text:style-name="T59">∨</text:span><text:span text:style-name="T60"> </text:span><text:span text:style-name="T86">q = </text:span><text:span text:style-name="T62">immutable</text:span></text:p>
      <text:p text:style-name="P57"><text:span text:style-name="T62"><text:s text:c="4"/></text:span><text:span text:style-name="T95">k</text:span><text:span text:style-name="T39">y</text:span><text:span text:style-name="T95"> &lt;: k</text:span><text:span text:style-name="T39">p</text:span></text:p>
      <text:p text:style-name="P66"><draw:custom-shape text:anchor-type="paragraph" draw:z-index="9" draw:name="Shape2" draw:style-name="gr3" draw:text-style-name="P87" svg:width="0.53cm" svg:height="1.167cm" svg:x="5.978cm" svg:y="0.24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62"><text:tab/> <text:s text:c="45"/></text:span><text:span text:style-name="T87">initialized <text:s text:c="4"/></text:span><text:span text:style-name="T31"><text:s/></text:span><text:span text:style-name="T99">if </text:span><text:span text:style-name="T100">k</text:span><text:span text:style-name="T43">p</text:span><text:span text:style-name="T42"> </text:span><text:span text:style-name="T99">= initialized</text:span></text:p>
      <text:p text:style-name="P66"><text:span text:style-name="T62"><text:tab/></text:span><text:span text:style-name="T65">q <text:s/>&lt;: <text:s/>q</text:span><text:span text:style-name="T18">x </text:span><text:span text:style-name="T31"><text:s/></text:span><text:span text:style-name="T87"><text:s text:c="2"/>k &lt;: k</text:span><text:span text:style-name="T31">x <text:s text:c="9"/></text:span><text:span text:style-name="T87">k =</text:span></text:p>
      <text:p text:style-name="P58"><text:span text:style-name="T18"><text:tab/><text:tab/><text:tab/><text:tab/><text:tab/> <text:s text:c="9"/></text:span><text:span text:style-name="T88">underinitialized <text:s text:c="3"/></text:span><text:span text:style-name="T101">otherwise</text:span></text:p>
      <text:p text:style-name="P58"><draw:line text:anchor-type="paragraph" draw:z-index="3" draw:name="Shape1" draw:style-name="gr1" draw:text-style-name="P86" svg:x1="-0.307cm" svg:y1="0.043cm" svg:x2="14.518cm" svg:y2="0.018cm"><text:p/></draw:line><text:span text:style-name="T18"> <text:s text:c="207"/></text:span><text:span text:style-name="T65"><text:s text:c="2"/></text:span><text:span text:style-name="T87">(T-NEW)</text:span></text:p>
      <text:p text:style-name="P67"><text:span text:style-name="T57"><text:s text:c="38"/>Γ </text:span><text:span text:style-name="T58">⊢</text:span><text:span text:style-name="T57"> x </text:span><text:span text:style-name="T62">= new q C(</text:span><text:span text:style-name="T81">y</text:span><text:span text:style-name="T62">)</text:span><text:span text:style-name="T64"> <text:s text:c="34"/></text:span></text:p>
      <text:p text:style-name="P43"/>
      <text:p text:style-name="P43"/>
      <text:p text:style-name="P43"/>
      <text:p text:style-name="P68"><text:span text:style-name="T1"><text:tab/><text:tab/> <text:s text:c="3"/>Γ </text:span><text:span text:style-name="T3">⊢ </text:span><text:span text:style-name="T10">s</text:span><text:span text:style-name="T32">1</text:span><text:span text:style-name="T13"> <text:s text:c="7"/></text:span><text:span text:style-name="T57">Γ </text:span><text:span text:style-name="T58">⊢ </text:span><text:span text:style-name="T89">s</text:span><text:span text:style-name="T32">2</text:span><text:span text:style-name="T57"> </text:span><text:span text:style-name="T13"><text:s/></text:span></text:p>
      <text:p text:style-name="P38"><draw:line text:anchor-type="paragraph" draw:z-index="11" draw:name="Shape1" draw:style-name="gr1" draw:text-style-name="P86" svg:x1="-0.254cm" svg:y1="0.364cm" svg:x2="10.31cm" svg:y2="0.355cm"><text:p/></draw:line> <text:s text:c="122"/>(T-<text:span text:style-name="T153">SEQ</text:span> )</text:p>
      <text:p text:style-name="P38"><text:s text:c="30"/>Γ <text:span text:style-name="T109">⊢</text:span> <text:span text:style-name="T153">s</text:span><text:span text:style-name="T46">1</text:span><text:span text:style-name="T153">;s</text:span><text:span text:style-name="T46">2</text:span></text:p>
      <text:p text:style-name="P43"/>
      <text:p text:style-name="P52">Figure <text:span text:style-name="T163">3</text:span> <text:span text:style-name="T163">Statement</text:span> typing</text:p>
      <text:p text:style-name="P43"/>
      <text:p text:style-name="P51"/>
      <text:p text:style-name="P51">Well-formdness Rules</text:p>
      <text:p text:style-name="P46"/>
      <text:p text:style-name="P46"/>
      <text:p text:style-name="P46"/>
      <text:p text:style-name="P44"><draw:line text:anchor-type="paragraph" draw:z-index="12" draw:name="Shape1" draw:style-name="gr1" draw:text-style-name="P86" svg:x1="-0.307cm" svg:y1="0.443cm" svg:x2="11.296cm" svg:y2="0.418cm"><text:p/></draw:line> <text:s text:c="104"/><text:span text:style-name="T157">(WF-CONS-OBJECT)</text:span> <text:s text:c="10"/></text:p>
      <text:p text:style-name="P39"><text:tab/><text:tab/><text:tab/><text:span text:style-name="T109">⊢ </text:span><text:span text:style-name="T52">object</text:span><text:span text:style-name="T109"> _ is OK</text:span></text:p>
      <text:p text:style-name="P39"/>
      <text:p text:style-name="P39"/>
      <text:p text:style-name="P39"/>
      <text:p text:style-name="P47">cBody(<text:span text:style-name="T160">c</text:span>) = super(<text:span text:style-name="T153">g</text:span>);<text:span text:style-name="T153">s <text:s text:c="7"/>typeof(c) = </text:span><text:span text:style-name="T144">k</text:span><text:span text:style-name="T47">p</text:span><text:span text:style-name="T109"> </text:span><text:span text:style-name="T145">q</text:span><text:span text:style-name="T48">p</text:span><text:span text:style-name="T110"> →q</text:span><text:span text:style-name="T50">ret</text:span><text:span text:style-name="T109"> </text:span></text:p>
      <text:p text:style-name="P49"><text:span text:style-name="T123">Γ = (this : underinitialized q</text:span><text:span text:style-name="T51">ret, <text:s/></text:span><text:span text:style-name="T156"><text:s/></text:span><text:span text:style-name="T146">p</text:span><text:span text:style-name="T156"> : </text:span><text:span text:style-name="T144">k</text:span><text:span text:style-name="T47">p</text:span><text:span text:style-name="T109"> </text:span><text:span text:style-name="T145">q</text:span><text:span text:style-name="T48">p</text:span><text:span text:style-name="T150">, </text:span><text:span text:style-name="T147">y</text:span><text:span text:style-name="T149"> : </text:span><text:span text:style-name="T147">k</text:span><text:span text:style-name="T49">local</text:span><text:span text:style-name="T149"> </text:span><text:span text:style-name="T147">q</text:span><text:span text:style-name="T49">local</text:span><text:span text:style-name="T156">) <text:s text:c="3"/>Γ <text:s/>⊢ </text:span><text:span text:style-name="T12"><text:s/></text:span><text:span text:style-name="T154">super(</text:span><text:span text:style-name="T148">y</text:span><text:span text:style-name="T154">) in c <text:s text:c="2"/>Γ ⊢ s</text:span></text:p>
      <text:p text:style-name="P43"><draw:line text:anchor-type="paragraph" draw:z-index="10" draw:name="Shape1" draw:style-name="gr1" draw:text-style-name="P86" svg:x1="-0.307cm" svg:y1="0.443cm" svg:x2="14.518cm" svg:y2="0.418cm"><text:p/></draw:line> <text:s text:c="120"/><text:span text:style-name="T157">(WF-CONS)</text:span></text:p>
      <text:p text:style-name="P37"><text:tab/><text:tab/><text:tab/> <text:s text:c="13"/><text:span text:style-name="T109">⊢ c is OK</text:span></text:p>
      <text:p text:style-name="P37"/>
      <text:p text:style-name="P40"><text:span text:style-name="T138">Note</text:span><text:span text:style-name="T164">: <text:s/></text:span><text:s/><text:span text:style-name="T109">⊢</text:span><text:span text:style-name="T53"> </text:span><text:span text:style-name="T159">c reads “constructor c is well-formed”.</text:span></text:p>
      <text:p text:style-name="P75"><text:a xlink:type="simple" xlink:href="https://github.com/topnessman/immutability-example/blob/master/Example.java" text:style-name="Internet_20_link" text:visited-style-name="Visited_20_Internet_20_Link"><text:span text:style-name="T64"/></text:a></text:p>
      <text:p text:style-name="P81"/>
      <text:p text:style-name="P81"/>
      <text:p text:style-name="P48"><text:span text:style-name="T161">m</text:span>Body(<text:span text:style-name="T161">m</text:span>) = <text:span text:style-name="T153">s;return z <text:s text:c="7"/>typeof(m) = k</text:span><text:span text:style-name="T54">this</text:span><text:span text:style-name="T141"> q</text:span><text:span text:style-name="T50">this</text:span><text:span text:style-name="T155">, </text:span><text:span text:style-name="T143">k</text:span><text:span text:style-name="T54">p</text:span><text:span text:style-name="T141"> </text:span><text:span text:style-name="T143">q</text:span><text:span text:style-name="T50">p</text:span><text:span text:style-name="T155"> →t</text:span><text:span text:style-name="T50">ret</text:span><text:span text:style-name="T153"> </text:span></text:p>
      <text:p text:style-name="P48"><text:span text:style-name="T123">Γ = (this : k</text:span><text:span text:style-name="T55">this</text:span><text:span text:style-name="T123"> q</text:span><text:span text:style-name="T55">this</text:span><text:span text:style-name="T161">,</text:span><text:span text:style-name="T51"> </text:span><text:span text:style-name="T156"><text:s/></text:span><text:span text:style-name="T146">p</text:span><text:span text:style-name="T156"> : </text:span><text:span text:style-name="T144">k</text:span><text:span text:style-name="T47">p</text:span><text:span text:style-name="T109"> </text:span><text:span text:style-name="T145">q</text:span><text:span text:style-name="T48">p</text:span><text:span text:style-name="T150">, </text:span><text:span text:style-name="T48"><text:s/></text:span><text:span text:style-name="T147">y</text:span><text:span text:style-name="T149"> : </text:span><text:span text:style-name="T147">k</text:span><text:span text:style-name="T49">local</text:span><text:span text:style-name="T149"> </text:span><text:span text:style-name="T147">q</text:span><text:span text:style-name="T49">local</text:span><text:span text:style-name="T156">) <text:s text:c="3"/>Γ <text:s/>⊢ </text:span><text:span text:style-name="T12"><text:s/></text:span><text:span text:style-name="T161">s <text:s text:c="2"/>Γ(z) &lt;: t</text:span><text:span text:style-name="T55">ret</text:span></text:p>
      <text:p text:style-name="P45"><draw:line text:anchor-type="paragraph" draw:z-index="14" draw:name="Shape1" draw:style-name="gr1" draw:text-style-name="P86" svg:x1="-0.307cm" svg:y1="0.443cm" svg:x2="14.518cm" svg:y2="0.418cm"><text:p/></draw:line> <text:s text:c="120"/><text:span text:style-name="T157">(WF-METH)</text:span></text:p>
      <text:p text:style-name="P70"><text:span text:style-name="T57"><text:tab/><text:tab/><text:tab/> <text:s text:c="13"/></text:span><text:span text:style-name="T58">⊢ </text:span><text:span text:style-name="T97">m</text:span><text:span text:style-name="T58"> is OK</text:span></text:p>
      <text:p text:style-name="P82"/>
      <text:p text:style-name="P53"><text:span text:style-name="T58">Figure </text:span><text:span text:style-name="T165">4</text:span><text:span text:style-name="T58"> </text:span><text:span text:style-name="T165">Well-formdness</text:span><text:span text:style-name="T58"> typ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39:47.549621336</meta:creation-date>
    <dc:date>2017-06-08T11:08:34.883372717</dc:date>
    <meta:editing-duration>PT6H38M1S</meta:editing-duration>
    <meta:editing-cycles>182</meta:editing-cycles>
    <meta:generator>LibreOffice/5.1.4.2$Linux_X86_64 LibreOffice_project/10m0$Build-2</meta:generator>
    <meta:document-statistic meta:table-count="0" meta:image-count="0" meta:object-count="1" meta:page-count="4" meta:paragraph-count="96" meta:word-count="675" meta:character-count="6060" meta:non-whitespace-character-count="25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1" style:font-name-asian="Liberation Sans1" style:font-name-complex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style:font-name="Liberation Sans1" style:font-name-asian="Liberation Sans1" style:font-name-complex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office:value-type="string" calcext:value-type="string">
            <text:p>Mutable</text:p>
          </table:table-cell>
          <table:table-cell office:value-type="string" calcext:value-type="string">
            <text:p>Immutable</text:p>
          </table:table-cell>
          <table:table-cell office:value-type="string" calcext:value-type="string">
            <text:p>PolyImmutable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UnderInitialized</text:p>
          </table:table-cell>
          <table:table-cell table:number-columns-repeated="3" table:style-name="ce4" office:value-type="string" calcext:value-type="string">
            <text:p>√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itialized</text:p>
          </table:table-cell>
          <table:table-cell table:style-name="ce4" office:value-type="string" calcext:value-type="string">
            <text:p>√</text:p>
          </table:table-cell>
          <table:table-cell table:number-columns-repeated="3" table:style-name="ce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knownInitializaed</text:p>
          </table:table-cell>
          <table:table-cell table:style-name="ce4" office:value-type="string" calcext:value-type="string">
            <text:p>√</text:p>
          </table:table-cell>
          <table:table-cell table:number-columns-repeated="3" table:style-name="ce5" office:value-type="string" calcext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/>
          <table:table-cell/>
          <table:table-cell table:style-name="ce6" office:value-type="string" calcext:value-type="string">
            <text:p>√ means allowing assigning fields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00-00-00</text:date>, <text:time style:data-style-name="N2" text:time-value="10:05:32.868844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